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DejaVu Sans Mono" officeooo:rsid="0020c624" officeooo:paragraph-rsid="002174c1"/>
    </style:style>
    <style:style style:name="T1" style:family="text">
      <style:text-properties officeooo:rsid="00217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style is using “<text:span text:style-name="T1">DejaVu</text:span> Serif” font, Text Body is using “<text:span text:style-name="T1">DejaVu</text:span> Serif <text:span text:style-name="T1">Condensed</text:span>” font. This paragraph is manually changed to ”<text:span text:style-name="T1">DejaVu</text:span> S<text:span text:style-name="T1">ans Light</text:span>” fo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DejaVu Serif" fo:font-size="12pt" fo:language="en" fo:country="GB" style:letter-kerning="true" style:font-name-asian="DejaVu Serif" style:font-size-asian="10.5pt" style:language-asian="zh" style:country-asian="CN" style:font-name-complex="DejaVu Serif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DejaVu Serif" fo:font-size="12pt" fo:language="en" fo:country="GB" style:letter-kerning="true" style:font-name-asian="DejaVu Serif" style:font-size-asian="10.5pt" style:language-asian="zh" style:country-asian="CN" style:font-name-complex="DejaVu Seri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DejaVu Sans" fo:font-family="'DejaVu Sans'" style:font-family-generic="swiss" fo:font-size="14pt" style:font-name-asian="DejaVu Sans" style:font-family-asian="'DejaVu Sans'" style:font-family-generic-asian="swiss" style:font-size-asian="14pt" style:font-name-complex="DejaVu Sans" style:font-family-complex="'DejaVu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DejaVu Serif Condensed" fo:font-family="'DejaVu Serif Condensed'" style:font-style-name="Book" style:font-family-generic="roman" style:font-pitch="variable" style:font-name-asian="DejaVu Serif Condensed1" style:font-family-asian="'DejaVu Serif Condensed'" style:font-style-name-asian="Regular" style:font-family-generic-asian="roman" style:font-pitch-asian="variable" style:font-name-complex="DejaVu Serif Condensed" style:font-family-complex="'DejaVu Serif Condensed'" style:font-style-name-complex="Book" style:font-family-generic-complex="roman" style:font-pitch-complex="variabl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name-asian="DejaVu Serif" style:font-family-asian="'DejaVu Serif'" style:font-family-generic-asian="roman" style:font-size-asian="12pt" style:font-name-complex="DejaVu Serif" style:font-family-complex="'DejaVu Serif'" style:font-family-generic-complex="roman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DejaVu Serif" style:font-family-asian="'DejaVu Serif'" style:font-family-generic-asian="roman" style:font-size-asian="12pt" style:font-style-asian="italic" style:font-name-complex="DejaVu Serif" style:font-family-complex="'DejaVu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ejaVu Serif" style:font-family-asian="'DejaVu Serif'" style:font-family-generic-asian="roman" style:font-size-asian="12pt" style:font-name-complex="DejaVu Serif" style:font-family-complex="'DejaVu Serif'" style:font-family-generic-complex="roman"/>
    </style:style>
    <style:style style:name="List_20_Contents" style:display-name="List Contents" style:family="paragraph" style:parent-style-name="Standard" style:class="html">
      <style:paragraph-properties fo:margin-left="10mm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7-07T22:16:43.565599305</meta:creation-date>
    <meta:editing-duration>PT14M19S</meta:editing-duration>
    <meta:editing-cycles>12</meta:editing-cycles>
    <meta:generator>LibreOffice/25.8.0.2$Windows_X86_64 LibreOffice_project/80a8bc2ef75d415a197e282da0ebf917315d5e24</meta:generator>
    <dc:date>2025-08-06T16:54:19.740809400</dc:date>
    <dc:creator>Mike</dc:creator>
    <meta:document-statistic meta:table-count="0" meta:image-count="0" meta:object-count="0" meta:page-count="1" meta:paragraph-count="1" meta:word-count="25" meta:character-count="157" meta:non-whitespace-character-count="133"/>
  </office:meta>
</office:document-meta>
</file>